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2.404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3.496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5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26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27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29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" table:number-columns-repeated="1015" table:default-cell-style-name="ce4"/>
        <table:table-row table:style-name="ro1">
          <table:table-cell table:style-name="ce3" office:value-type="string">
            <text:p>status</text:p>
          </table:table-cell>
          <table:table-cell table:style-name="ce9" table:formula="of:=CONCATENATE(&quot;sn(&quot;;MAX([.B2:.B27]);&quot;)&quot;)" office:value-type="string" office:string-value="sn(17)">
            <text:p>sn(17)</text:p>
          </table:table-cell>
          <table:table-cell table:style-name="ce9" office:value-type="string">
            <text:p>genr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platform</text:p>
          </table:table-cell>
          <table:table-cell table:style-name="ce9" office:value-type="string">
            <text:p>session id</text:p>
          </table:table-cell>
          <table:table-cell table:style-name="ce9" office:value-type="string">
            <text:p>register</text:p>
          </table:table-cell>
          <table:table-cell table:style-name="ce9" office:value-type="string">
            <text:p>started</text:p>
          </table:table-cell>
          <table:table-cell table:style-name="ce9" office:value-type="string">
            <text:p>comp</text:p>
          </table:table-cell>
          <table:table-cell table:style-name="ce9"/>
          <table:table-cell table:style-name="ce3" office:value-type="string">
            <text:p>*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string">
            <text:p>trailing ==&gt; coding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string">
            <text:p>20200414_154231</text:p>
          </table:table-cell>
          <table:table-cell table:style-name="ce24" office:value-type="date" office:date-value="2020-05-05T10:22:58.79">
            <text:p>20/05/05 10:22</text:p>
          </table:table-cell>
          <table:table-cell table:style-name="ce24" office:value-type="date" office:date-value="2020-05-05T13:45:20.38">
            <text:p>20/05/05 13:45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>
          <table:table-cell table:style-name="ce7" office:value-type="string">
            <text:p>#</text:p>
          </table:table-cell>
          <table:table-cell table:style-name="ce11" office:value-type="string">
            <text:p>1a</text:p>
          </table:table-cell>
          <table:table-cell table:style-name="ce14" office:value-type="string">
            <text:p>work</text:p>
          </table:table-cell>
          <table:table-cell table:style-name="ce17" office:value-type="string">
            <text:p>trailing : TP update ==&gt; if Bid &gt; initial TP → new SL will be (orig.SL – X amount)</text:p>
          </table:table-cell>
          <table:table-cell table:style-name="ce21" table:number-columns-repeated="2"/>
          <table:table-cell table:style-name="ce25" office:value-type="date" office:date-value="2020-05-05T14:11:02.34">
            <text:p>20/05/05 14:11</text:p>
          </table:table-cell>
          <table:table-cell table:style-name="ce25" table:number-columns-repeated="2"/>
          <table:table-cell table:style-name="ce28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2" office:value-type="float" office:value="2">
            <office:annotation draw:style-name="gr1" draw:text-style-name="P1" svg:width="2.899cm" svg:height="0.669cm" svg:x="3.418cm" svg:y="0.461cm" draw:caption-point-x="-0.61cm" draw:caption-point-y="1.081cm">
              <dc:creator>ik</dc:creator>
              <dc:date>2020-05-04T00:00:00</dc:date>
              <text:p text:style-name="P1"><text:span text:style-name="T1">シアン１</text:span></text:p>
            </office:annotation>
            <text:p>2</text:p>
          </table:table-cell>
          <table:table-cell table:style-name="ce12"/>
          <table:table-cell table:style-name="ce18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2" office:value-type="string">
            <text:p>mt4</text:p>
          </table:table-cell>
          <table:table-cell table:style-name="ce22"/>
          <table:table-cell table:style-name="ce26" office:value-type="string">
            <text:p>20200414_154231</text:p>
          </table:table-cell>
          <table:table-cell table:style-name="ce26"/>
          <table:table-cell table:style-name="ce26" office:value-type="date" office:date-value="2020-05-04T16:27:08.69">
            <text:p>20/05/04 16:27</text:p>
          </table:table-cell>
          <table:table-cell table:style-name="ce22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3">
            <office:annotation draw:style-name="gr2" draw:text-style-name="P1" svg:width="2.899cm" svg:height="1.139cm" svg:x="3.418cm" svg:y="0.989cm" draw:caption-point-x="-0.61cm" draw:caption-point-y="0.553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get_BB_Loc_Num(int index) : int num_BB_Area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string">
            <text:p>20200414_154231</text:p>
          </table:table-cell>
          <table:table-cell table:style-name="ce24"/>
          <table:table-cell table:style-name="ce24" office:value-type="string">
            <text:p>20200415_133912</text:p>
          </table:table-cell>
          <table:table-cell table:style-name="ce20"/>
          <table:table-cell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get_BB_Loc_Nums(int lenOf_Bars, int num_Start_Index) : int lo_BB_Area_Nums[]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string">
            <text:p>20200415_134059</text:p>
          </table:table-cell>
          <table:table-cell table:style-name="ce24"/>
          <table:table-cell table:style-name="ce24" office:value-type="date" office:date-value="2020-04-21T17:34:29.2">
            <text:p>20/04/21 17:34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work</text:p>
          </table:table-cell>
          <table:table-cell table:style-name="ce16" office:value-type="string">
            <text:p>when ordering, write out data</text:p>
            <text:p><text:s/>ticket num</text:p>
            <text:p><text:s/>BB zone nums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0T14:34:06.4">
            <text:p>20/04/20 14:34</text:p>
          </table:table-cell>
          <table:table-cell table:style-name="ce24"/>
          <table:table-cell table:style-name="ce24" office:value-type="date" office:date-value="2020-05-04T16:26:45.45">
            <text:p>20/05/04 16:26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string">
            <text:p>5a</text:p>
          </table:table-cell>
          <table:table-cell table:style-name="ce10" office:value-type="string">
            <text:p>work</text:p>
          </table:table-cell>
          <table:table-cell table:style-name="ce16" office:value-type="string">
            <text:p>when ordering, write out data</text:p>
            <text:p><text:s/>==&gt; bar width level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5-03T15:24:02.18">
            <text:p>20/05/03 15:24</text:p>
          </table:table-cell>
          <table:table-cell table:style-name="ce24"/>
          <table:table-cell table:style-name="ce24" office:value-type="date" office:date-value="2020-05-04T16:26:05.69">
            <text:p>20/05/04 16:26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op_Get_BB_Loc_Nums()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0T17:02:56.06">
            <text:p>20/04/20 17:02</text:p>
          </table:table-cell>
          <table:table-cell table:style-name="ce24" office:value-type="string">
            <text:p>-</text:p>
          </table:table-cell>
          <table:table-cell table:style-name="ce24" office:value-type="date" office:date-value="2020-04-20T17:05:21.06">
            <text:p>20/04/20 17:05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work</text:p>
          </table:table-cell>
          <table:table-cell table:style-name="ce16" office:value-type="string">
            <text:p>when new bar ==&gt; write out BB zone data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0T17:29:30.440001">
            <text:p>20/04/20 17:29</text:p>
          </table:table-cell>
          <table:table-cell table:style-name="ce24" table:number-columns-repeated="2"/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modify FUNC</text:p>
          </table:table-cell>
          <table:table-cell table:style-name="ce16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09:34:39.72">
            <text:p>20/04/21 09:34</text:p>
          </table:table-cell>
          <table:table-cell table:style-name="ce24"/>
          <table:table-cell table:style-name="ce24" office:value-type="date" office:date-value="2020-04-21T10:05:12.21">
            <text:p>20/04/21 10:05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modify FUNC</text:p>
          </table:table-cell>
          <table:table-cell table:style-name="ce16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10:04:55.54">
            <text:p>20/04/21 10:04</text:p>
          </table:table-cell>
          <table:table-cell table:style-name="ce24"/>
          <table:table-cell table:style-name="ce24" office:value-type="date" office:date-value="2020-04-21T17:33:45.42">
            <text:p>20/04/21 17:33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modify</text:p>
          </table:table-cell>
          <table:table-cell table:style-name="ce16" office:value-type="string">
            <text:p>“bar-data” file ==&gt; add info</text:p>
            <text:p><text:s/>1) pair, period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17:33:31.62">
            <text:p>20/04/21 17:33</text:p>
          </table:table-cell>
          <table:table-cell table:style-name="ce24"/>
          <table:table-cell table:style-name="ce24" office:value-type="date" office:date-value="2020-04-22T12:21:06.61">
            <text:p>20/04/22 12:21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ew feature</text:p>
          </table:table-cell>
          <table:table-cell table:style-name="ce16" office:value-type="string">
            <text:p>when new bar ==&gt; write out : stats</text:p>
            <text:p><text:s/>1) width of up/down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17:49:45.57">
            <text:p>20/04/21 17:49</text:p>
          </table:table-cell>
          <table:table-cell table:style-name="ce24"/>
          <table:table-cell table:style-name="ce24" office:value-type="date" office:date-value="2020-04-22T14:58:24.09">
            <text:p>20/04/22 14:58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5" table:visibility="filter">
          <table:table-cell table:style-name="ce6" office:value-type="string">
            <text:p>*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modify FUNC</text:p>
          </table:table-cell>
          <table:table-cell table:style-name="ce16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2T14:35:34.17">
            <text:p>20/04/22 14:35</text:p>
          </table:table-cell>
          <table:table-cell table:style-name="ce24"/>
          <table:table-cell table:style-name="ce24" office:value-type="date" office:date-value="2020-04-24T17:58:58.63">
            <text:p>20/04/24 17:58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1">
          <table:table-cell office:value-type="string">
            <text:p>#</text:p>
          </table:table-cell>
          <table:table-cell table:style-name="ce13" office:value-type="float" office:value="13">
            <text:p>13</text:p>
          </table:table-cell>
          <table:table-cell table:style-name="ce15" office:value-type="string">
            <text:p>tools</text:p>
          </table:table-cell>
          <table:table-cell table:style-name="ce19" office:value-type="string">
            <text:p>new FUNC : slice_Raw_Data_By_Week</text:p>
          </table:table-cell>
          <table:table-cell table:style-name="ce23" office:value-type="string">
            <text:p>php</text:p>
          </table:table-cell>
          <table:table-cell table:style-name="ce23" office:value-type="string">
            <text:p>44# 10.3.3</text:p>
          </table:table-cell>
          <table:table-cell table:style-name="ce27" office:value-type="date" office:date-value="2020-04-25T16:08:49.7">
            <text:p>20/04/25 16:08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string">
            <text:p>5a</text:p>
          </table:table-cell>
          <table:table-cell table:style-name="ce10" office:value-type="string">
            <text:p>tools</text:p>
          </table:table-cell>
          <table:table-cell table:style-name="ce16" office:value-type="string">
            <text:p>ticket-data log file ==&gt; write header lines in “init()”</text:p>
          </table:table-cell>
          <table:table-cell table:style-name="ce20" office:value-type="string">
            <text:p>mt4</text:p>
          </table:table-cell>
          <table:table-cell table:style-name="ce20" office:value-type="string">
            <text:p>44# 11.1_7</text:p>
          </table:table-cell>
          <table:table-cell table:style-name="ce24" office:value-type="date" office:date-value="2020-04-28T15:10:55.21">
            <text:p>20/04/28 15:10</text:p>
          </table:table-cell>
          <table:table-cell table:style-name="ce24"/>
          <table:table-cell table:style-name="ce24" table:formula="of:=NOW()" office:value-type="date" office:date-value="2020-05-05T14:12:58.47">
            <text:p>20/05/05 14:12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coding</text:p>
          </table:table-cell>
          <table:table-cell table:style-name="ce16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0" office:value-type="string">
            <text:p>mt4</text:p>
          </table:table-cell>
          <table:table-cell table:style-name="ce20" office:value-type="string">
            <text:p>JVEMV6 44# 11.1_11</text:p>
          </table:table-cell>
          <table:table-cell table:style-name="ce24" office:value-type="date" office:date-value="2020-05-02T13:09:27.84">
            <text:p>20/05/02 13:09</text:p>
          </table:table-cell>
          <table:table-cell table:style-name="ce24"/>
          <table:table-cell table:style-name="ce24" office:value-type="date" office:date-value="2020-05-04T16:29:09.74">
            <text:p>20/05/04 16:29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get_Bar_Width_Level_Nums(int index, float lo_Level_Vals) : int num_Level</text:p>
          </table:table-cell>
          <table:table-cell table:style-name="ce20" office:value-type="string">
            <text:p>mt4</text:p>
          </table:table-cell>
          <table:table-cell table:style-name="ce20" office:value-type="string">
            <text:p>JVEMV6 44# 11.1_11</text:p>
          </table:table-cell>
          <table:table-cell table:style-name="ce24" office:value-type="date" office:date-value="2020-05-02T13:34:57.48">
            <text:p>20/05/02 13:34</text:p>
          </table:table-cell>
          <table:table-cell table:style-name="ce24"/>
          <table:table-cell table:style-name="ce24" office:value-type="date" office:date-value="2020-05-03T15:07:21.81">
            <text:p>20/05/03 15:07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3" office:value-type="float" office:value="16">
            <text:p>16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5-03T15:15:11.93">
            <text:p>20/05/03 15:15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3" office:value-type="float" office:value="17">
            <text:p>17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gen ==&gt; trade result lit</text:p>
            <text:p><text:s/>1) use</text:p>
            <text:p><text:s text:c="4"/>1. trading report</text:p>
            <text:p><text:s text:c="4"/>2. [ea-4_tester-1].(XXX).(tickets-data)</text:p>
            <text:p><text:s text:c="3"/>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5-05T13:44:32.119999">
            <text:p>20/05/05 13:44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6" office:value-type="string">
            <text:p>*</text:p>
          </table:table-cell>
          <table:table-cell table:formula="of:=NOW()" office:value-type="date" office:date-value="2020-05-05T14:12:41.9">
            <text:p>2020/5/5 14:12</text:p>
          </table:table-cell>
          <table:table-cell table:formula="of:=NOW()" office:value-type="date" office:date-value="2020-05-05T14:12:41.9">
            <text:p>2020/5/5 14:12</text:p>
          </table:table-cell>
          <table:table-cell table:formula="of:=NOW()" office:value-type="date" office:date-value="2020-05-05T14:12:41.9">
            <text:p>2020/5/5 14:1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10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3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29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29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29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29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29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29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29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29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29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29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29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29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29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29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tasks.A1:tasks.I21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2020/05/05</text:date>, <text:time>14:1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5T14:12:58.28</dc:date>
    <dc:creator>iwabuchi ken</dc:creator>
    <meta:editing-duration>PT14H48M26S</meta:editing-duration>
    <meta:editing-cycles>49</meta:editing-cycles>
    <meta:generator>OpenOffice/4.1.3$Win32 OpenOffice.org_project/413m1$Build-9783</meta:generator>
    <meta:document-statistic meta:table-count="3" meta:cell-count="3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